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9fe" officeooo:paragraph-rsid="001d59fe"/>
    </style:style>
    <style:style style:name="P2" style:family="paragraph" style:parent-style-name="Standard">
      <style:text-properties officeooo:rsid="001d59fe" officeooo:paragraph-rsid="0024e744"/>
    </style:style>
    <style:style style:name="P3" style:family="paragraph" style:parent-style-name="Standard">
      <style:text-properties officeooo:paragraph-rsid="001d59fe"/>
    </style:style>
    <style:style style:name="P4" style:family="paragraph" style:parent-style-name="Standard">
      <style:text-properties officeooo:rsid="001fbb69" officeooo:paragraph-rsid="001fbb69"/>
    </style:style>
    <style:style style:name="P5" style:family="paragraph" style:parent-style-name="Standard">
      <style:text-properties officeooo:rsid="002171e4" officeooo:paragraph-rsid="002171e4"/>
    </style:style>
    <style:style style:name="P6" style:family="paragraph" style:parent-style-name="Standard">
      <style:text-properties officeooo:rsid="002171e4" officeooo:paragraph-rsid="0023201f"/>
    </style:style>
    <style:style style:name="P7" style:family="paragraph" style:parent-style-name="Standard">
      <style:text-properties officeooo:rsid="0021660b" officeooo:paragraph-rsid="0024e744"/>
    </style:style>
    <style:style style:name="P8" style:family="paragraph" style:parent-style-name="Standard">
      <style:text-properties officeooo:rsid="001fbb69" officeooo:paragraph-rsid="002522d3"/>
    </style:style>
    <style:style style:name="P9" style:family="paragraph" style:parent-style-name="Standard">
      <style:text-properties officeooo:rsid="001fbb69" officeooo:paragraph-rsid="0025aa12"/>
    </style:style>
    <style:style style:name="P10" style:family="paragraph" style:parent-style-name="Standard">
      <style:text-properties officeooo:rsid="001fbb69" officeooo:paragraph-rsid="002869e3"/>
    </style:style>
    <style:style style:name="P11" style:family="paragraph" style:parent-style-name="Standard">
      <style:text-properties officeooo:rsid="001fbb69" officeooo:paragraph-rsid="002b0fbe"/>
    </style:style>
    <style:style style:name="P12" style:family="paragraph" style:parent-style-name="Standard">
      <style:text-properties officeooo:rsid="002522d3" officeooo:paragraph-rsid="002522d3"/>
    </style:style>
    <style:style style:name="P13" style:family="paragraph" style:parent-style-name="Standard">
      <style:text-properties fo:font-weight="bold" officeooo:rsid="001d59fe" officeooo:paragraph-rsid="001d59fe" style:font-weight-asian="bold" style:font-weight-complex="bold"/>
    </style:style>
    <style:style style:name="P14" style:family="paragraph" style:parent-style-name="Standard">
      <style:text-properties fo:font-weight="bold" officeooo:rsid="001d59fe" officeooo:paragraph-rsid="002869e3" style:font-weight-asian="bold" style:font-weight-complex="bold"/>
    </style:style>
    <style:style style:name="P15" style:family="paragraph" style:parent-style-name="Standard">
      <style:text-properties fo:font-weight="bold" officeooo:rsid="001d59fe" officeooo:paragraph-rsid="002b0fbe" style:font-weight-asian="bold" style:font-weight-complex="bold"/>
    </style:style>
    <style:style style:name="P16" style:family="paragraph" style:parent-style-name="Standard">
      <style:text-properties fo:font-weight="bold" officeooo:rsid="002522d3" officeooo:paragraph-rsid="002522d3" style:font-weight-asian="bold" style:font-weight-complex="bold"/>
    </style:style>
    <style:style style:name="P17" style:family="paragraph" style:parent-style-name="Standard">
      <style:text-properties fo:font-weight="bold" officeooo:rsid="001ef9b2" officeooo:paragraph-rsid="001ef9b2" style:font-weight-asian="bold" style:font-weight-complex="bold"/>
    </style:style>
    <style:style style:name="P18" style:family="paragraph" style:parent-style-name="Standard">
      <style:text-properties officeooo:rsid="001d59fe" officeooo:paragraph-rsid="001d59fe"/>
    </style:style>
    <style:style style:name="P19" style:family="paragraph" style:parent-style-name="Standard">
      <style:text-properties officeooo:rsid="001d59fe" officeooo:paragraph-rsid="002869e3"/>
    </style:style>
    <style:style style:name="P20" style:family="paragraph" style:parent-style-name="Standard">
      <style:text-properties officeooo:rsid="001d59fe" officeooo:paragraph-rsid="002b0fbe"/>
    </style:style>
    <style:style style:name="P21" style:family="paragraph" style:parent-style-name="Standard">
      <style:text-properties officeooo:rsid="0025602f" officeooo:paragraph-rsid="0025602f"/>
    </style:style>
    <style:style style:name="P22" style:family="paragraph" style:parent-style-name="Standard">
      <style:text-properties officeooo:rsid="0025602f" officeooo:paragraph-rsid="0027636d"/>
    </style:style>
    <style:style style:name="P23" style:family="paragraph" style:parent-style-name="Standard">
      <style:text-properties officeooo:rsid="0025aa12" officeooo:paragraph-rsid="0025aa12"/>
    </style:style>
    <style:style style:name="P24" style:family="paragraph" style:parent-style-name="Standard">
      <style:text-properties officeooo:rsid="002b0fbe" officeooo:paragraph-rsid="002b0fbe"/>
    </style:style>
    <style:style style:name="T1" style:family="text">
      <style:text-properties officeooo:rsid="001d59fe"/>
    </style:style>
    <style:style style:name="T2" style:family="text">
      <style:text-properties officeooo:rsid="0023201f"/>
    </style:style>
    <style:style style:name="T3" style:family="text">
      <style:text-properties officeooo:rsid="002522d3"/>
    </style:style>
    <style:style style:name="T4" style:family="text">
      <style:text-properties officeooo:rsid="001fbb69"/>
    </style:style>
    <style:style style:name="T5" style:family="text">
      <style:text-properties officeooo:rsid="0025aa12"/>
    </style:style>
    <style:style style:name="T6" style:family="text">
      <style:text-properties officeooo:rsid="0027636d"/>
    </style:style>
    <style:style style:name="T7" style:family="text">
      <style:text-properties officeooo:rsid="002869e3"/>
    </style:style>
    <style:style style:name="T8" style:family="text">
      <style:text-properties officeooo:rsid="002a8321"/>
    </style:style>
    <style:style style:name="T9" style:family="text">
      <style:text-properties officeooo:rsid="002b0f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eral:</text:p>
      <text:p text:style-name="P2">All commands delimited by \n.</text:p>
      <text:p text:style-name="P7">If command length exceeds buffer, bus will return "ovf" <text:span text:style-name="T3">(overflow)</text:span>. <text:s/>Send delimiter to clear buffer</text:p>
      <text:p text:style-name="P5">If command not valid, bus will return "inv" <text:span text:style-name="T3">(invalid syntax)</text:span></text:p>
      <text:p text:style-name="P6">If command not <text:span text:style-name="T2">formatted correctly</text:span>, bus will return "<text:span text:style-name="T2">fmt</text:span>" <text:span text:style-name="T3">(formatting error)</text:span></text:p>
      <text:p text:style-name="P12">If command addresses motor on slave which is not present, bus will return "nom" (no motor)</text:p>
      <text:p text:style-name="P12"/>
      <text:p text:style-name="P13">Drive motor:</text:p>
      <text:p text:style-name="P3">"<text:span text:style-name="T1">Mndl"</text:span></text:p>
      <text:p text:style-name="P1">n = motor number, single or double digits</text:p>
      <text:p text:style-name="P1">d = direction, R or F</text:p>
      <text:p text:style-name="P1">l = level, 0 to 100</text:p>
      <text:p text:style-name="P1"/>
      <text:p text:style-name="P4">Example:</text:p>
      <text:p text:style-name="P4">"M1F34" – Drive <text:span text:style-name="T3">master </text:span>motor <text:span text:style-name="T3">B</text:span> forward at 34%.</text:p>
      <text:p text:style-name="P8">"M<text:span text:style-name="T3">2R80</text:span>" – Drive <text:span text:style-name="T3">slave </text:span>motor <text:span text:style-name="T3">A</text:span> <text:span text:style-name="T3">reverse</text:span> at <text:span text:style-name="T3">80</text:span>%.</text:p>
      <text:p text:style-name="P8"/>
      <text:p text:style-name="P13">Switch motor polarity:</text:p>
      <text:p text:style-name="Standard">"<text:span text:style-name="T1">MnS"</text:span></text:p>
      <text:p text:style-name="P1">n = motor number, single or double digits</text:p>
      <text:p text:style-name="P3"/>
      <text:p text:style-name="P4">Example:</text:p>
      <text:p text:style-name="P4">"M1S" – Switch polarity of motor 1. <text:s/>F becomes R, and vicea-versa.</text:p>
      <text:p text:style-name="P3"/>
      <text:p text:style-name="P13">Write register:</text:p>
      <text:p text:style-name="P1">"Wrrhh"</text:p>
      <text:p text:style-name="P1">rr = two digit hex address</text:p>
      <text:p text:style-name="P1">hh = two digit hex data</text:p>
      <text:p text:style-name="P8"/>
      <text:p text:style-name="P8">Example:</text:p>
      <text:p text:style-name="P8">"<text:span text:style-name="T3">W20FF</text:span>" – <text:span text:style-name="T3">Write 0xFF to register 0x20 (MA_DRIVE).</text:span></text:p>
      <text:p text:style-name="P1"/>
      <text:p text:style-name="P13">Read register:</text:p>
      <text:p text:style-name="P1">"Rrr"</text:p>
      <text:p text:style-name="P1">rr = two digit hex address</text:p>
      <text:p text:style-name="P1"/>
      <text:p text:style-name="P8">Example:</text:p>
      <text:p text:style-name="P8">"<text:span text:style-name="T3">R01</text:span>" – <text:span text:style-name="T3">Read address 0x01 (ID), bus will display "A9", ID word of 0xA9</text:span></text:p>
      <text:p text:style-name="P8"/>
      <text:p text:style-name="P17"><text:span text:style-name="T8">UART Baud</text:span>:</text:p>
      <text:p text:style-name="P1">"<text:span text:style-name="T8">Un"</text:span></text:p>
      <text:p text:style-name="P23">n = baud rate selection</text:p>
      <text:p text:style-name="P23"/>
      <text:p text:style-name="P21">Rates supported:</text:p>
      <text:p text:style-name="P21">1 <text:span text:style-name="T4">– </text:span>2400</text:p>
      <text:p text:style-name="P21">2 <text:span text:style-name="T4">– </text:span>4800</text:p>
      <text:p text:style-name="P21">3 <text:span text:style-name="T4">– </text:span>9600</text:p>
      <text:p text:style-name="P22"><text:span text:style-name="T6">4</text:span> <text:span text:style-name="T4">– 14400</text:span></text:p>
      <text:p text:style-name="P22"><text:span text:style-name="T6">5</text:span> <text:span text:style-name="T4">– </text:span>19200</text:p>
      <text:p text:style-name="P21"><text:soft-page-break/><text:span text:style-name="T6">6</text:span> <text:span text:style-name="T4">– </text:span>38400</text:p>
      <text:p text:style-name="P21"><text:span text:style-name="T6">7</text:span> <text:span text:style-name="T4">– </text:span>57600</text:p>
      <text:p text:style-name="P21"><text:span text:style-name="T6">8</text:span> <text:span text:style-name="T4">– </text:span>115200</text:p>
      <text:p text:style-name="P21"/>
      <text:p text:style-name="P9">Example:</text:p>
      <text:p text:style-name="P9">"<text:span text:style-name="T8">U3</text:span>" – <text:span text:style-name="T5">Set baud rate to 9600</text:span></text:p>
      <text:p text:style-name="P9">"<text:span text:style-name="T8">U8" – Set baud rate to 115200</text:span></text:p>
      <text:p text:style-name="P21"/>
      <text:p text:style-name="P14"><text:span text:style-name="T7">Bridge/unbridge outputs</text:span>:</text:p>
      <text:p text:style-name="P19">"<text:span text:style-name="T8">B</text:span>rr"</text:p>
      <text:p text:style-name="P19">rr = <text:span text:style-name="T8">Motor driver number, 0 is master, 1-16 is slave</text:span></text:p>
      <text:p text:style-name="P19"/>
      <text:p text:style-name="P10">Example:</text:p>
      <text:p text:style-name="P10">"<text:span text:style-name="T8">B0</text:span>" – <text:span text:style-name="T9">Bridge master's outputs</text:span></text:p>
      <text:p text:style-name="P24">"B2" – Bridge the 2nd physical slave's outputs (motors 4&amp;5)</text:p>
      <text:p text:style-name="P24"/>
      <text:p text:style-name="P15"><text:span text:style-name="T9">Enable/disable outputs</text:span>:</text:p>
      <text:p text:style-name="P20">"<text:span text:style-name="T9">E</text:span>"</text:p>
      <text:p text:style-name="P20"/>
      <text:p text:style-name="P11">Example:</text:p>
      <text:p text:style-name="P11">"<text:span text:style-name="T9">E</text:span>" – <text:span text:style-name="T9">Enable all outputs</text:span></text:p>
      <text:p text:style-name="P24">"E" (a second time) – Disable all outp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46M38S</meta:editing-duration>
    <meta:editing-cycles>13</meta:editing-cycles>
    <meta:generator>LibreOffice/5.0.5.2$Windows_x86 LibreOffice_project/55b006a02d247b5f7215fc6ea0fde844b30035b3</meta:generator>
    <dc:date>2016-09-29T17:08:35.341000000</dc:date>
    <dc:creator>Marshall Taylor</dc:creator>
    <meta:document-statistic meta:table-count="0" meta:image-count="0" meta:object-count="0" meta:page-count="2" meta:paragraph-count="56" meta:word-count="250" meta:character-count="1419" meta:non-whitespace-character-count="1204"/>
    <meta:user-defined meta:name="Info 1"/>
    <meta:user-defined meta:name="Info 2"/>
    <meta:user-defined meta:name="Info 3"/>
    <meta:user-defined meta:name="Info 4"/>
  </office:meta>
</office:document-meta>
</file>